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40000042071625690.jpg" manifest:media-type="image/jpeg"/>
  <manifest:file-entry manifest:full-path="Pictures/10000001000005E0000004F812DB9DE8.png" manifest:media-type="image/png"/>
  <manifest:file-entry manifest:full-path="Pictures/1000000000000A0200000CA5881C2648.png" manifest:media-type="image/png"/>
  <manifest:file-entry manifest:full-path="Pictures/10000000000001C20000029253DFF915.jpg" manifest:media-type="image/jpeg"/>
  <manifest:file-entry manifest:full-path="Pictures/100000000000031A00000463EBD0097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0.77cm" svg:height="15.749cm" svg:x="8.608cm" svg:y="-0.012cm">
          <draw:image xlink:href="Pictures/10000000000001C20000029253DFF915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2.464cm" svg:height="15.749cm" svg:x="7.761cm" svg:y="-0.012cm">
          <draw:image xlink:href="Pictures/1000000000000A0200000CA5881C264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12.229cm" svg:height="15.749cm" svg:x="7.878cm" svg:y="-0.012cm">
          <draw:image xlink:href="Pictures/10000000000003340000042071625690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18.622cm" svg:height="15.749cm" svg:x="4.682cm" svg:y="-0.012cm">
          <draw:image xlink:href="Pictures/10000001000005E0000004F812DB9DE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1A00000463EBD0097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0:44:45.831484174</meta:creation-date>
    <dc:date>2024-12-10T14:13:45.705997063</dc:date>
    <meta:editing-duration>PT39M25S</meta:editing-duration>
    <meta:editing-cycles>5</meta:editing-cycles>
    <meta:generator>LibreOffice/24.8.3.2$Linux_X86_64 LibreOffice_project/480$Build-2</meta:generator>
    <meta:document-statistic meta:object-count="43"/>
  </office:meta>
</office:document-meta>
</file>